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Fett"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fb0a9" officeooo:paragraph-rsid="000fb0a9"/>
    </style:style>
    <style:style style:name="P2" style:family="paragraph" style:parent-style-name="Text_20_body">
      <style:text-properties officeooo:rsid="000fb0a9" officeooo:paragraph-rsid="0010540a"/>
    </style:style>
    <style:style style:name="T1" style:family="text">
      <style:text-properties officeooo:rsid="0010540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LE</text:p>
      <text:p text:style-name="Subtitle">Subtitle</text:p>
      <text:p text:style-name="Text_20_body"/>
      <text:h text:style-name="Heading_20_1" text:outline-level="1">Section</text:h>
      <text:p text:style-name="P2">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h text:style-name="Heading_20_2" text:outline-level="2">Subsection</text:h>
      <text:p text:style-name="Standard">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Standard </text:p>
      <text:h text:style-name="Heading_20_3" text:outline-level="3">sdajas</text:h>
      <text:h text:style-name="Heading_20_3" text:outline-level="3">Subsubsection</text:h>
      <text:p text:style-name="P1">Text</text:p>
      <text:h text:style-name="Heading_20_4" text:outline-level="4">Sub4section</text:h>
      <text:p text:style-name="P1">Text</text:p>
      <text:h text:style-name="Heading_20_5" text:outline-level="5">Sub5section</text:h>
      <text:p text:style-name="P1">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Fett"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120%" fo:text-align="justify" style:justify-single-word="false" style:page-number="auto"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Fett" style:font-family-generic="roman" style:font-pitch="variable"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Standard"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nap-to-layout-grid="false">
        <style:tab-stops/>
      </style:paragraph-properties>
      <style:text-properties style:font-name="Times New Roman" fo:font-family="'Times New Roman'" style:font-style-name="Fett" style:font-family-generic="roman"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Fett" style:font-family-generic="roman" style:font-pitch="variable" fo:font-size="11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Fett" style:font-family-generic="roman" style:font-pitch="variable" fo:font-size="101%" fo:font-weight="bold" style:font-size-asian="101%" style:font-weight-asian="bold" style:font-size-complex="101%"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Times New Roman" fo:font-family="'Times New Roman'" style:font-style-name="Fett" style:font-family-generic="roman" style:font-pitch="variable" fo:font-size="85%" fo:font-weight="bold" style:font-size-asian="85%" style:font-weight-asian="bold" style:font-size-complex="85%"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1" fo:font-family="'Times New Roman'" style:font-style-name="Standard" style:font-family-generic="roman" style:font-pitch="variable" fo:font-size="95%" fo:font-style="normal" fo:font-weight="bold" style:font-size-asian="95%" style:font-style-asian="italic" style:font-weight-asian="bold" style:font-size-complex="95%" style:font-style-complex="italic" style:font-weight-complex="normal"/>
    </style:style>
    <text:outline-style style:name="Outline">
      <text:outline-level-style text:level="1" style:num-prefix=" " style:num-suffix=" " style:num-format="1">
        <style:list-level-properties text:list-level-position-and-space-mode="label-alignment">
          <style:list-level-label-alignment text:label-followed-by="space" fo:text-indent="-0.76cm" fo:margin-left="0.76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76cm" fo:margin-left="0.76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76cm" fo:margin-left="0.76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0.76cm" fo:margin-left="0.76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0.76cm" fo:margin-left="0.76cm"/>
        </style:list-level-properties>
      </text:outline-level-style>
      <text:outline-level-style text:level="7" style:num-prefix=" " style:num-suffix=" " style:num-format="1" text:display-levels="7">
        <style:list-level-properties text:list-level-position-and-space-mode="label-alignment">
          <style:list-level-label-alignment text:label-followed-by="space" fo:text-indent="-0.76cm" fo:margin-left="0.76cm"/>
        </style:list-level-properties>
      </text:outline-level-style>
      <text:outline-level-style text:level="8" style:num-prefix=" " style:num-suffix=" " style:num-format="1" text:display-levels="8">
        <style:list-level-properties text:list-level-position-and-space-mode="label-alignment">
          <style:list-level-label-alignment text:label-followed-by="space" fo:text-indent="-0.76cm" fo:margin-left="0.76cm"/>
        </style:list-level-properties>
      </text:outline-level-style>
      <text:outline-level-style text:level="9" style:num-prefix=" " style:num-suffix=" " style:num-format="1" text:display-levels="9">
        <style:list-level-properties text:list-level-position-and-space-mode="label-alignment">
          <style:list-level-label-alignment text:label-followed-by="space" fo:text-indent="-0.76cm" fo:margin-left="0.76cm"/>
        </style:list-level-properties>
      </text:outline-level-style>
      <text:outline-level-style text:level="10" style:num-prefix=" " style:num-suffix=" " style:num-format="1" text:display-levels="10">
        <style:list-level-properties text:list-level-position-and-space-mode="label-alignment">
          <style:list-level-label-alignment text:label-followed-by="space" fo:text-indent="-0.76cm" fo:margin-left="0.76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lbert Niehaus</meta:initial-creator>
    <meta:creation-date>2016-04-19T04:01:29.679236000</meta:creation-date>
    <dc:date>2016-04-19T05:50:34.476054000</dc:date>
    <dc:creator>Engelbert Niehaus</dc:creator>
    <meta:editing-duration>PT25M38S</meta:editing-duration>
    <meta:editing-cycles>3</meta:editing-cycles>
    <meta:generator>LibreOffice/4.4.6.3$MacOSX_X86_64 LibreOffice_project/e8938fd3328e95dcf59dd64e7facd2c7d67c704d</meta:generator>
    <meta:document-statistic meta:table-count="0" meta:image-count="0" meta:object-count="0" meta:page-count="1" meta:paragraph-count="13" meta:word-count="133" meta:character-count="904" meta:non-whitespace-character-count="777"/>
  </office:meta>
</office:document-meta>
</file>